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a4c" officeooo:paragraph-rsid="001e9a4c"/>
    </style:style>
    <style:style style:name="P2" style:family="paragraph" style:parent-style-name="Standard">
      <style:text-properties fo:font-size="14pt" fo:font-weight="bold" officeooo:rsid="001e9a4c" officeooo:paragraph-rsid="001e9a4c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1e9a4c" officeooo:paragraph-rsid="001e9a4c" style:font-weight-asian="bold" style:font-weight-complex="bold"/>
    </style:style>
    <style:style style:name="P4" style:family="paragraph" style:parent-style-name="Standard">
      <style:text-properties fo:font-weight="bold" officeooo:rsid="001ef5f3" officeooo:paragraph-rsid="001ef5f3" style:font-weight-asian="bold" style:font-weight-complex="bold"/>
    </style:style>
    <style:style style:name="P5" style:family="paragraph" style:parent-style-name="Standard">
      <style:text-properties fo:font-size="10pt" officeooo:rsid="001e9a4c" officeooo:paragraph-rsid="001e9a4c" style:font-size-asian="10pt" style:font-size-complex="10pt"/>
    </style:style>
    <style:style style:name="P6" style:family="paragraph" style:parent-style-name="Standard">
      <style:text-properties fo:font-size="10pt" officeooo:rsid="001ef5f3" officeooo:paragraph-rsid="001ef5f3" style:font-size-asian="10pt" style:font-size-complex="10pt"/>
    </style:style>
    <style:style style:name="P7" style:family="paragraph" style:parent-style-name="Standard">
      <style:text-properties fo:font-size="10pt" fo:font-weight="bold" officeooo:rsid="001fd060" officeooo:paragraph-rsid="001fd060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officeooo:rsid="001fd060" officeooo:paragraph-rsid="001fd060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20d6e1" officeooo:paragraph-rsid="0020d6e1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fd060" officeooo:paragraph-rsid="001fd060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20d6e1" officeooo:paragraph-rsid="0020d6e1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2bd83" officeooo:paragraph-rsid="0022bd83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rsid="001fd060" officeooo:paragraph-rsid="001fd060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0d6e1" officeooo:paragraph-rsid="0020d6e1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0d6e1" officeooo:paragraph-rsid="0020d6e1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2bd83" officeooo:paragraph-rsid="0022bd83" style:font-size-asian="12pt" style:font-weight-asian="bold" style:font-size-complex="12pt" style:font-weight-complex="bold"/>
    </style:style>
    <style:style style:name="T1" style:family="text">
      <style:text-properties officeooo:rsid="001ef5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22b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saire de la base de donnée (Moteur SQL)</text:p>
      <text:p text:style-name="P1"/>
      <text:p text:style-name="P1"><text:span text:style-name="T2">BDD </text:span>: </text:p>
      <text:p text:style-name="P5"/>
      <text:p text:style-name="P5"><text:tab/>Ensemble permettant de stocker des données (informations)</text:p>
      <text:p text:style-name="P5"/>
      <text:p text:style-name="P3">TABLE / <text:span text:style-name="T1">ENTITÉ</text:span> :</text:p>
      <text:p text:style-name="P5"/>
      <text:p text:style-name="P5"><text:tab/>Ensemble de données organisées en tableau regroupant les différants enregistrements (données triées)</text:p>
      <text:p text:style-name="P5"/>
      <text:p text:style-name="P3">CHAMPS (colonne) / <text:span text:style-name="T1">ATTRIBUTS D’ENTITÉ</text:span>:</text:p>
      <text:p text:style-name="P5"/>
      <text:p text:style-name="P5"><text:tab/>Attributs des enregistrements </text:p>
      <text:p text:style-name="P5"/>
      <text:p text:style-name="P3">LIGNES / <text:span text:style-name="T1">OCCURRENCES</text:span> :</text:p>
      <text:p text:style-name="P5"/>
      <text:p text:style-name="P5"><text:tab/>Entrée, enregistrement données stocker trier en relation a ses attributs.</text:p>
      <text:p text:style-name="P5"/>
      <text:p text:style-name="P4">ID / KEY (clé) :</text:p>
      <text:p text:style-name="P6"/>
      <text:p text:style-name="P6"><text:tab/>Attributs déterminant de manière unique une occurrence au sein de l’entité (TABLE).</text:p>
      <text:p text:style-name="P6"><text:tab/>Ex : « nom_produit » est la clé déterminant le nom du produit au sein de la table « PRODUITS »</text:p>
      <text:p text:style-name="P6"/>
      <text:p text:style-name="P4">PRIMARY KEY (Clé primaire) :</text:p>
      <text:p text:style-name="P6"/>
      <text:p text:style-name="P6"><text:tab/>Attributs déterminant l’unicité d’un enregistrement.</text:p>
      <text:p text:style-name="P5"/>
      <text:p text:style-name="P13">KEY UNIQUE / INDEX :</text:p>
      <text:p text:style-name="P7"/>
      <text:p text:style-name="P8"><text:tab/>Attribut(s) représentant une clé d’une table inséré dans une autre table afin d’assurer une relation entre de deux tables.</text:p>
      <text:p text:style-name="P8"/>
      <text:p text:style-name="P13">INDEX :</text:p>
      <text:p text:style-name="P10"/>
      <text:p text:style-name="P10"><text:tab/>l’index permet d’accéder a l’information de manière accélérer</text:p>
      <text:p text:style-name="P10"/>
      <text:p text:style-name="P15">REQUÊTE :</text:p>
      <text:p text:style-name="P11"/>
      <text:p text:style-name="P11"><text:tab/>Interrogation de la base de donnée. 4 Types Principaux : Vue, Ajout, Suppression, Modification.</text:p>
      <text:p text:style-name="P11"/>
      <text:p text:style-name="P14">CLÉ ÉTRANGÈRE :</text:p>
      <text:p text:style-name="P11"/>
      <text:p text:style-name="P11"><text:tab/>Assure la cohérence des données.</text:p>
      <text:p text:style-name="P11"/>
      <text:p text:style-name="P14">ASSOCIATION :</text:p>
      <text:p text:style-name="P11"/>
      <text:p text:style-name="P11"><text:tab/>Liaison entre différentes entité (verbale) avec un min et max pour le type d’association.</text:p>
      <text:p text:style-name="P11"/>
      <text:p text:style-name="P15">DICTIONNAIRE DES DONNÉE :</text:p>
      <text:p text:style-name="P9"/>
      <text:p text:style-name="P9"><text:tab/><text:span text:style-name="T4">Inventaire des données élémentaires à manipuler. Attributs nom chiffrer.</text:span></text:p>
      <text:p text:style-name="P9"/>
      <text:p text:style-name="P16">CARDINALITÉ :</text:p>
      <text:p text:style-name="P12"/>
      <text:p text:style-name="P12"><text:tab/>Limitation de l’utilisation d’une table par une au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25:19.561000000</meta:creation-date>
    <dc:date>2019-02-04T12:47:08.104000000</dc:date>
    <meta:editing-duration>PT3M48S</meta:editing-duration>
    <meta:editing-cycles>1</meta:editing-cycles>
    <meta:document-statistic meta:table-count="0" meta:image-count="0" meta:object-count="0" meta:page-count="1" meta:paragraph-count="28" meta:word-count="200" meta:character-count="1299" meta:non-whitespace-character-count="1111"/>
    <meta:generator>LibreOffice/6.0.7.3$Windows_X86_64 LibreOffice_project/dc89aa7a9eabfd848af146d5086077aeed2ae4a5</meta:generator>
  </office:meta>
</office:document-meta>
</file>